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'Calibri MSFontServic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line-height="115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.635cm" fo:margin-right="0cm" fo:line-height="115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635cm" fo:margin-right="0cm" fo:line-height="115%" fo:text-indent="1.249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2pt" officeooo:paragraph-rsid="001c8103" style:font-size-asian="12pt" style:font-size-complex="12pt"/>
    </style:style>
    <style:style style:name="P5" style:family="paragraph" style:parent-style-name="Standard" style:master-page-name="Standard">
      <style:paragraph-properties fo:margin-left="0cm" fo:margin-right="0cm" fo:line-height="115%" fo:text-align="center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6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2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2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3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6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2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01c8103" style:font-size-asian="12pt" style:font-size-complex="12pt"/>
    </style:style>
    <style:style style:name="P13" style:family="paragraph" style:parent-style-name="Standard" style:list-style-name="L13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14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15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16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17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18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19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20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21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L22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3" style:family="paragraph" style:parent-style-name="Standard" style:list-style-name="L23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4" style:family="paragraph" style:parent-style-name="Standard" style:list-style-name="L24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5" style:family="paragraph" style:parent-style-name="Standard" style:list-style-name="L28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L29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7" style:family="paragraph" style:parent-style-name="Standard" style:list-style-name="L30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L31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L32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30" style:family="paragraph" style:parent-style-name="Standard" style:list-style-name="L34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31" style:family="paragraph" style:parent-style-name="Standard" style:list-style-name="L37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32" style:family="paragraph" style:parent-style-name="Standard" style:list-style-name="L38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33" style:family="paragraph" style:parent-style-name="Standard" style:list-style-name="L17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officeooo:rsid="001d7a44" officeooo:paragraph-rsid="001d7a44" style:font-size-asian="12pt" style:font-size-complex="12pt"/>
    </style:style>
    <style:style style:name="P34" style:family="paragraph" style:parent-style-name="Standard" style:list-style-name="L25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2pt" style:font-size-asian="12pt" style:font-size-complex="12pt"/>
    </style:style>
    <style:style style:name="P35" style:family="paragraph" style:parent-style-name="Standard" style:list-style-name="L36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2pt" style:font-size-asian="12pt" style:font-size-complex="12pt"/>
    </style:style>
    <style:style style:name="P3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37" style:family="paragraph" style:parent-style-name="Standard" style:list-style-name="L4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38" style:family="paragraph" style:parent-style-name="Standard" style:list-style-name="L5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39" style:family="paragraph" style:parent-style-name="Standard" style:list-style-name="L6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0" style:family="paragraph" style:parent-style-name="Standard" style:list-style-name="L7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1" style:family="paragraph" style:parent-style-name="Standard" style:list-style-name="L8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2" style:family="paragraph" style:parent-style-name="Standard" style:list-style-name="L9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3" style:family="paragraph" style:parent-style-name="Standard" style:list-style-name="L10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4" style:family="paragraph" style:parent-style-name="Standard" style:list-style-name="L11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5" style:family="paragraph" style:parent-style-name="Standard" style:list-style-name="L12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6" style:family="paragraph" style:parent-style-name="Standard" style:list-style-name="L13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7" style:family="paragraph" style:parent-style-name="Standard" style:list-style-name="L14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8" style:family="paragraph" style:parent-style-name="Standard" style:list-style-name="L15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49" style:family="paragraph" style:parent-style-name="Standard" style:list-style-name="L16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0" style:family="paragraph" style:parent-style-name="Standard" style:list-style-name="L17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1" style:family="paragraph" style:parent-style-name="Standard" style:list-style-name="L18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2" style:family="paragraph" style:parent-style-name="Standard" style:list-style-name="L19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3" style:family="paragraph" style:parent-style-name="Standard" style:list-style-name="L20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4" style:family="paragraph" style:parent-style-name="Standard" style:list-style-name="L21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5" style:family="paragraph" style:parent-style-name="Standard" style:list-style-name="L22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6" style:family="paragraph" style:parent-style-name="Standard" style:list-style-name="L23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7" style:family="paragraph" style:parent-style-name="Standard" style:list-style-name="L24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58" style:family="paragraph" style:parent-style-name="Standard" style:list-style-name="L25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" fo:font-size="12pt" style:font-size-asian="12pt" style:font-size-complex="12pt"/>
    </style:style>
    <style:style style:name="P59" style:family="paragraph" style:parent-style-name="Standard" style:list-style-name="L26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0" style:family="paragraph" style:parent-style-name="Standard" style:list-style-name="L27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1" style:family="paragraph" style:parent-style-name="Standard" style:list-style-name="L28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2" style:family="paragraph" style:parent-style-name="Standard" style:list-style-name="L29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01f3563" style:font-size-asian="12pt" style:font-size-complex="12pt"/>
    </style:style>
    <style:style style:name="P63" style:family="paragraph" style:parent-style-name="Standard" style:list-style-name="L30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4" style:family="paragraph" style:parent-style-name="Standard" style:list-style-name="L31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5" style:family="paragraph" style:parent-style-name="Standard" style:list-style-name="L32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6" style:family="paragraph" style:parent-style-name="Standard" style:list-style-name="L33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7" style:family="paragraph" style:parent-style-name="Standard" style:list-style-name="L34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8" style:family="paragraph" style:parent-style-name="Standard" style:list-style-name="L35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69" style:family="paragraph" style:parent-style-name="Standard" style:list-style-name="L36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" fo:font-size="12pt" style:font-size-asian="12pt" style:font-size-complex="12pt"/>
    </style:style>
    <style:style style:name="P70" style:family="paragraph" style:parent-style-name="Standard" style:list-style-name="L37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71" style:family="paragraph" style:parent-style-name="Standard" style:list-style-name="L38" style:master-page-name="">
      <loext:graphic-properties draw:fill="none"/>
      <style:paragraph-properties fo:margin-left="2.499cm" fo:margin-right="0cm" fo:margin-top="0cm" fo:margin-bottom="0.282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fo:font-weight="bold" officeooo:rsid="002139f2" officeooo:paragraph-rsid="002139f2" style:font-size-asian="10.5pt" style:font-weight-asian="bold" style:font-size-complex="12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font-weight="bold" officeooo:rsid="002139f2" officeooo:paragraph-rsid="002139f2" style:font-size-asian="14pt" style:font-weight-asian="bold" style:font-size-complex="14pt" style:font-weight-complex="bold"/>
    </style:style>
    <style:style style:name="P75" style:family="paragraph" style:parent-style-name="List_20_Paragraph" style:list-style-name="WWNum4">
      <style:paragraph-properties fo:line-height="115%"/>
      <style:text-properties style:font-name="Times New Roman" fo:font-size="12pt" style:font-size-asian="12pt" style:font-size-complex="12pt"/>
    </style:style>
    <style:style style:name="P76" style:family="paragraph" style:parent-style-name="List_20_Paragraph" style:list-style-name="WWNum4">
      <style:paragraph-properties fo:line-height="115%"/>
      <style:text-properties style:font-name="Times New Roman" fo:font-size="12pt" officeooo:paragraph-rsid="001f3563" style:font-size-asian="12pt" style:font-size-complex="12pt"/>
    </style:style>
    <style:style style:name="P77" style:family="paragraph" style:parent-style-name="List_20_Paragraph" style:list-style-name="WWNum4">
      <style:paragraph-properties fo:line-height="115%"/>
      <style:text-properties fo:color="#000000" style:font-name="Times New Roman" fo:font-size="12pt" style:font-size-asian="12pt" style:font-size-complex="12pt"/>
    </style:style>
    <style:style style:name="P78" style:family="paragraph" style:parent-style-name="List_20_Paragraph" style:list-style-name="WWNum4">
      <loext:graphic-properties draw:fill="none"/>
      <style:paragraph-properties fo:margin-left="2.499cm" fo:margin-right="0cm" fo:margin-top="0cm" fo:margin-bottom="0.282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79" style:family="paragraph" style:parent-style-name="List_20_Paragraph" style:list-style-name="WWNum4" style:master-page-name="">
      <loext:graphic-properties draw:fill="none"/>
      <style:paragraph-properties fo:margin-left="2.499cm" fo:margin-right="0cm" fo:margin-top="0cm" fo:margin-bottom="0.282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80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d030e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d7a44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d7a44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1f3563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1f3563" style:font-size-asian="11pt" style:font-weight-asian="bold" style:font-size-complex="11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1pt" style:font-size-asian="11pt" style:font-size-complex="11pt"/>
    </style:style>
    <style:style style:name="T11" style:family="text">
      <style:text-properties style:use-window-font-color="true" fo:font-size="11pt" fo:font-weight="bold" officeooo:rsid="001d030e" style:font-size-asian="11pt" style:font-weight-asian="bold" style:font-size-complex="11pt" style:font-weight-complex="bold"/>
    </style:style>
    <style:style style:name="T12" style:family="text">
      <style:text-properties style:use-window-font-color="true" fo:font-size="11pt" fo:font-weight="bold" officeooo:rsid="001d7a44" style:font-size-asian="11pt" style:font-weight-asian="bold" style:font-size-complex="11pt" style:font-weight-complex="bold"/>
    </style:style>
    <style:style style:name="T13" style:family="text">
      <style:text-properties style:use-window-font-color="true" officeooo:rsid="001c8103"/>
    </style:style>
    <style:style style:name="T14" style:family="text">
      <style:text-properties style:use-window-font-color="true" fo:font-weight="bold" officeooo:rsid="001d030e" style:font-weight-asian="bold" style:font-weight-complex="bold"/>
    </style:style>
    <style:style style:name="T15" style:family="text">
      <style:text-properties fo:color="#ed7d31"/>
    </style:style>
    <style:style style:name="T16" style:family="text">
      <style:text-properties fo:color="#ed7d31" fo:font-size="11pt" style:font-size-asian="11pt" style:font-size-complex="11pt"/>
    </style:style>
    <style:style style:name="T17" style:family="text">
      <style:text-properties fo:color="#ed7d31" fo:font-size="11pt" fo:font-weight="bold" officeooo:rsid="001f3563" style:font-size-asian="11pt" style:font-weight-asian="bold" style:font-size-complex="11pt" style:font-weight-complex="bold"/>
    </style:style>
    <style:style style:name="T18" style:family="text">
      <style:text-properties fo:color="#ed7d31" officeooo:rsid="001f3563"/>
    </style:style>
    <style:style style:name="T19" style:family="text">
      <style:text-properties officeooo:rsid="001c8103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c8103" style:font-weight-asian="bold" style:font-weight-complex="bold"/>
    </style:style>
    <style:style style:name="T23" style:family="text">
      <style:text-properties fo:font-weight="bold" officeooo:rsid="001d030e" style:font-weight-asian="bold" style:font-weight-complex="bold"/>
    </style:style>
    <style:style style:name="T24" style:family="text">
      <style:text-properties fo:font-weight="bold" officeooo:rsid="001d7a44" style:font-weight-asian="bold" style:font-weight-complex="bold"/>
    </style:style>
    <style:style style:name="T25" style:family="text">
      <style:text-properties officeooo:rsid="001d030e"/>
    </style:style>
    <style:style style:name="T26" style:family="text">
      <style:text-properties officeooo:rsid="001d7a44"/>
    </style:style>
    <style:style style:name="T27" style:family="text">
      <style:text-properties officeooo:rsid="001f3563"/>
    </style:style>
    <style:style style:name="T28" style:family="text">
      <style:text-properties officeooo:rsid="001f3563"/>
    </style:style>
    <style:style style:name="T29" style:family="text">
      <style:text-properties officeooo:rsid="0020236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5"><text:span text:style-name="T21">Mechanika</text:span></text:p>
      <text:list xml:id="list2418410776" text:style-name="WWNum4">
        <text:list-item>
          <text:p text:style-name="P75">Jako użytkownik chcę aby gra posiadała poziomy <text:span text:style-name="T1"><text:s/></text:span><text:span text:style-name="T4">8</text:span></text:p>
        </text:list-item>
      </text:list>
      <text:list xml:id="list3421540474" text:style-name="L1">
        <text:list-item>
          <text:p text:style-name="P6">Stworzenie poziomów</text:p>
        </text:list-item>
        <text:list-item>
          <text:p text:style-name="P7"><text:span text:style-name="T19">Wyświetlanie</text:span> poziomów na ekranie</text:p>
        </text:list-item>
      </text:list>
      <text:list xml:id="list111211396690738" text:continue-list="list2418410776" text:style-name="WWNum4">
        <text:list-item>
          <text:p text:style-name="P75">Jako użytkownik chcę przemieszczać się w lewo i w prawo <text:span text:style-name="T4">2</text:span></text:p>
          <text:list>
            <text:list-item>
              <text:p text:style-name="P79">Wyświetlanie postaci na ekranie</text:p>
            </text:list-item>
            <text:list-item>
              <text:p text:style-name="P78">Wyświetlanie poziomu</text:p>
            </text:list-item>
            <text:list-item>
              <text:p text:style-name="P78">Przesuwanie postaci(świata) w prawo i w lew (ruch kamery)</text:p>
            </text:list-item>
            <text:list-item>
              <text:p text:style-name="P78">Przypisanie sterowania do ruchu<text:line-break/></text:p>
            </text:list-item>
          </text:list>
        </text:list-item>
        <text:list-item>
          <text:p text:style-name="P75">Jako użytkownik chcę mieć możliwość skakani<text:span text:style-name="T19">a </text:span><text:span text:style-name="T22">3</text:span></text:p>
        </text:list-item>
      </text:list>
      <text:list xml:id="list1196684882" text:style-name="L2">
        <text:list-item>
          <text:p text:style-name="P8">Przypisanie sterowania do skakania</text:p>
        </text:list-item>
        <text:list-item>
          <text:p text:style-name="P9">Zmiana wyglądu postaci</text:p>
        </text:list-item>
      </text:list>
      <text:list xml:id="list111212911314266" text:continue-list="list111211396690738" text:style-name="WWNum4">
        <text:list-item>
          <text:p text:style-name="P75">Jako <text:span text:style-name="T19">użytkownik</text:span> chcę mieć <text:span text:style-name="T25">możliwość</text:span> wspinania <text:span text:style-name="T23">2</text:span></text:p>
        </text:list-item>
      </text:list>
      <text:list xml:id="list1635333712" text:style-name="L3">
        <text:list-item>
          <text:p text:style-name="P36">Przypisanie sterowania do wspinania ( w górę i w dół)</text:p>
        </text:list-item>
        <text:list-item>
          <text:p text:style-name="P10">Zmiana wyglądu postaci</text:p>
        </text:list-item>
      </text:list>
      <text:list xml:id="list111211870712201" text:continue-list="list111212911314266" text:style-name="WWNum4">
        <text:list-item>
          <text:p text:style-name="P75">Jako użytkownik chcę mieć możliwość wchodzenia na inny poziomy wysokości<text:span text:style-name="T1"> </text:span><text:span text:style-name="T4">5</text:span></text:p>
        </text:list-item>
      </text:list>
      <text:list xml:id="list2885201344" text:style-name="L4">
        <text:list-item>
          <text:p text:style-name="P37">Stworzenie poziomów wysokości w świecie</text:p>
        </text:list-item>
      </text:list>
      <text:list xml:id="list111211159027512" text:continue-list="list111211870712201" text:style-name="WWNum4">
        <text:list-item>
          <text:p text:style-name="P75">Jako użytkownik chce aby były przeszkody<text:span text:style-name="T1"> </text:span><text:span text:style-name="T4">5</text:span></text:p>
        </text:list-item>
      </text:list>
      <text:p text:style-name="P3">Dodanie różnych obiektów ograniczających ruch postaci</text:p>
      <text:p text:style-name="P2">Fabuła</text:p>
      <text:list xml:id="list111211478756821" text:continue-numbering="true" text:style-name="WWNum4">
        <text:list-item>
          <text:p text:style-name="P75"><text:span text:style-name="T9">Jako użytkownik chcę aby gra opowiadała historię</text:span><text:span text:style-name="T10"> </text:span><text:span text:style-name="T11">8</text:span></text:p>
        </text:list-item>
      </text:list>
      <text:list xml:id="list1357562967" text:style-name="L5">
        <text:list-item>
          <text:p text:style-name="P38"><text:span text:style-name="T9">Zaprojektowanie systemu wyświetlania informacji na ekranie (tekst + proste grafiki)</text:span></text:p>
        </text:list-item>
      </text:list>
      <text:list xml:id="list111211065555165" text:continue-list="list111211478756821" text:style-name="WWNum4">
        <text:list-item>
          <text:p text:style-name="P75">Jako użytkownik chcę mieć możliwości przechodzenia do różnych światów(lokacji) <text:span text:style-name="T23">8</text:span></text:p>
        </text:list-item>
      </text:list>
      <text:list xml:id="list2814460268" text:style-name="L6">
        <text:list-item>
          <text:p text:style-name="P39">Zaprojektowanie mapy poziomów</text:p>
        </text:list-item>
        <text:list-item>
          <text:p text:style-name="P11">Zaprojektowanie zdarzeń które powodują zakończenie poziomu i przejście do następnego</text:p>
        </text:list-item>
      </text:list>
      <text:list xml:id="list111212490018380" text:continue-list="list111211065555165" text:style-name="WWNum4">
        <text:list-item>
          <text:p text:style-name="P75"><text:span text:style-name="T9">Jako użytkownik chcę aby po przejściu poziomu mieć </text:span><text:span text:style-name="T13">możliwość</text:span><text:span text:style-name="T9"> wyboru przejścia do wybranej lokalizacji </text:span><text:span text:style-name="T14">3</text:span></text:p>
        </text:list-item>
      </text:list>
      <text:list xml:id="list2692979671" text:style-name="L7">
        <text:list-item>
          <text:p text:style-name="P40"><text:span text:style-name="T9">Zaprojektowanie systemu wyboru ścieżki fabularnej</text:span></text:p>
        </text:list-item>
      </text:list>
      <text:list xml:id="list111211340798563" text:continue-list="list111212490018380" text:style-name="WWNum4">
        <text:list-item>
          <text:p text:style-name="P75"><text:span text:style-name="T9">Jako użytkownik chcę mieć możliwość wyboru klasy postaci</text:span><text:span text:style-name="T10"> </text:span><text:span text:style-name="T12">3</text:span></text:p>
        </text:list-item>
      </text:list>
      <text:list xml:id="list2681014530" text:style-name="L8">
        <text:list-item>
          <text:p text:style-name="P41"><text:span text:style-name="T9">Zaprojektowanie klas postaci</text:span></text:p>
        </text:list-item>
      </text:list>
      <text:list xml:id="list111211092308908" text:continue-list="list111211340798563" text:style-name="WWNum4">
        <text:list-item>
          <text:p text:style-name="P75"><text:soft-page-break/>Jako użytkownik chcę poznać historię mojej postaci<text:span text:style-name="T1"> </text:span><text:span text:style-name="T5">2</text:span></text:p>
        </text:list-item>
      </text:list>
      <text:list xml:id="list3512899386" text:style-name="L9">
        <text:list-item>
          <text:p text:style-name="P42">Zaprojektowanie okna z opisem postaci </text:p>
        </text:list-item>
      </text:list>
      <text:list xml:id="list111212700175793" text:continue-list="list111211092308908" text:style-name="WWNum4">
        <text:list-item>
          <text:p text:style-name="P75">Jako użytkownik chcę móc ustawić wygląd mojej postaci<text:span text:style-name="T1"> </text:span><text:span text:style-name="T5">5</text:span></text:p>
        </text:list-item>
      </text:list>
      <text:list xml:id="list98849229" text:style-name="L10">
        <text:list-item>
          <text:p text:style-name="P43">Okno z wyborem koloru <text:s/>włosów, <text:s/>koloru i szerokości twarzy, <text:s/>szerokości sylwetki</text:p>
        </text:list-item>
      </text:list>
      <text:list xml:id="list111211558016230" text:continue-list="list111212700175793" text:style-name="WWNum4">
        <text:list-item>
          <text:p text:style-name="P75">Jako użytkownik chcę mieć możliwość podczas gry podglądu mapy<text:span text:style-name="T3"> </text:span><text:span text:style-name="T5">2</text:span></text:p>
        </text:list-item>
      </text:list>
      <text:list xml:id="list362372123" text:style-name="L11">
        <text:list-item>
          <text:p text:style-name="P44">Wyświetlanie na mapie okna w którym znajduje się mapa poziomu po wciśnięciu przycisku</text:p>
        </text:list-item>
      </text:list>
      <text:p text:style-name="P2">System przedmiotów</text:p>
      <text:list xml:id="list111211453216801" text:continue-list="list111211558016230" text:style-name="WWNum4">
        <text:list-item>
          <text:p text:style-name="P75">Jako użytkownik chcę aby moja postać mogła zbierać przedmioty<text:span text:style-name="T1"> </text:span><text:span text:style-name="T5">5</text:span></text:p>
        </text:list-item>
      </text:list>
      <text:list xml:id="list4238435777" text:style-name="L17">
        <text:list-item>
          <text:p text:style-name="P50">Przypisanie klawisza(przycisku myszki) do akcji zbierania przedmiotu.</text:p>
        </text:list-item>
        <text:list-item>
          <text:p text:style-name="P17">Zmiana wyglądu postaci podczas zbierania</text:p>
        </text:list-item>
        <text:list-item>
          <text:p text:style-name="P33">Dodanie przedmiotu do ekwipunku</text:p>
        </text:list-item>
      </text:list>
      <text:list xml:id="list111212033742130" text:continue-list="list111211453216801" text:style-name="WWNum4">
        <text:list-item>
          <text:p text:style-name="P75">Jako użytkownik chcę aby moja postać korzystała z przedmiotów<text:span text:style-name="T1"> </text:span><text:span text:style-name="T5">5</text:span></text:p>
        </text:list-item>
      </text:list>
      <text:list xml:id="list3995313785" text:style-name="L16">
        <text:list-item>
          <text:p text:style-name="P49">Wyświetlenie postaci noszącej przedmiot</text:p>
        </text:list-item>
        <text:list-item>
          <text:p text:style-name="P16">Zaprogramowanie wpływu przedmiotu na postać</text:p>
        </text:list-item>
      </text:list>
      <text:list xml:id="list111212472312158" text:continue-list="list111212033742130" text:style-name="WWNum4">
        <text:list-item>
          <text:p text:style-name="P75">Jako użytkownik chcę mieć możliwość przechowywania przedmiotów w ekwipunku (system ekwipunku)<text:span text:style-name="T1"> </text:span><text:span text:style-name="T5">8</text:span></text:p>
        </text:list-item>
      </text:list>
      <text:list xml:id="list1517466377" text:style-name="L15">
        <text:list-item>
          <text:p text:style-name="P48">Przygotowanie okna <text:span text:style-name="T19">ekwipunku</text:span> </text:p>
        </text:list-item>
        <text:list-item>
          <text:p text:style-name="P15">Przypisanie przycisku do otwierania okna ekwipunku</text:p>
        </text:list-item>
        <text:list-item>
          <text:p text:style-name="P15">Przechowywanie stanu ekwipunku (zapisywanie)</text:p>
        </text:list-item>
      </text:list>
      <text:list xml:id="list111212779680933" text:continue-list="list111212472312158" text:style-name="WWNum4">
        <text:list-item>
          <text:p text:style-name="P75">Jako użytkownik chcę zapisać stan mojej gry<text:span text:style-name="T1"> </text:span><text:span text:style-name="T5">8</text:span></text:p>
        </text:list-item>
      </text:list>
      <text:list xml:id="list2629359809" text:style-name="L14">
        <text:list-item>
          <text:p text:style-name="P47">Stworzenie systemu zapisu gry</text:p>
        </text:list-item>
        <text:list-item>
          <text:p text:style-name="P14">Przypisanie przycisku do zapisu gry </text:p>
        </text:list-item>
        <text:list-item>
          <text:p text:style-name="P14">Po <text:span text:style-name="T19">naciśnięciu</text:span> ma się pojawić menu z możliwością zapisu</text:p>
        </text:list-item>
      </text:list>
      <text:list xml:id="list111212326174322" text:continue-list="list111212779680933" text:style-name="WWNum4">
        <text:list-item>
          <text:p text:style-name="P75">Jako użytkownik chcę po skończeniu poziomu mieć możliwość zrobienia zakupów w sklepie<text:span text:style-name="T1"> </text:span><text:span text:style-name="T5">5</text:span></text:p>
        </text:list-item>
      </text:list>
      <text:list xml:id="list489669438" text:style-name="L13">
        <text:list-item>
          <text:p text:style-name="P46">Przygotowanie okna sklepu </text:p>
        </text:list-item>
        <text:list-item>
          <text:p text:style-name="P13">W oknie sklepu <text:span text:style-name="T19">miniaturki</text:span> przedmiotów wraz z ich opisem</text:p>
        </text:list-item>
        <text:list-item>
          <text:p text:style-name="P13">Stworzenie systemu sprzedaży i zakupu</text:p>
        </text:list-item>
        <text:list-item>
          <text:p text:style-name="P13"><text:soft-page-break/>Wykorzystanie systemu pieniężnego</text:p>
        </text:list-item>
      </text:list>
      <text:list xml:id="list111211018135395" text:continue-list="list111212326174322" text:style-name="WWNum4">
        <text:list-item>
          <text:p text:style-name="P75">Jako użytkownik chcę <text:span text:style-name="T26">mieć </text:span>możliwość zmiany ekwipunku (sloty)<text:span text:style-name="T1"> </text:span><text:span text:style-name="T5">5</text:span></text:p>
        </text:list-item>
      </text:list>
      <text:list xml:id="list133393960" text:style-name="L12">
        <text:list-item>
          <text:p text:style-name="P45">Graficzne przygotowanie okna ekwipunku postaci zawierającego sloty na widoku gry (to co widzimy podczas gry) </text:p>
        </text:list-item>
        <text:list-item>
          <text:p text:style-name="P12">Logiczne przygotowanie(sprzężenie z systemem ekwipunku, wyglądem postaci.</text:p>
        </text:list-item>
      </text:list>
      <text:p text:style-name="P4"><text:span text:style-name="T20">Inne</text:span></text:p>
      <text:p text:style-name="P1"/>
      <text:list xml:id="list111212002027587" text:continue-list="list111211018135395" text:style-name="WWNum4">
        <text:list-item>
          <text:p text:style-name="P75">Jako użytkownik chcę mieć możliwość zmiany klawiszy sterowania<text:span text:style-name="T1"> </text:span><text:span text:style-name="T5">1</text:span></text:p>
        </text:list-item>
      </text:list>
      <text:list xml:id="list2415495111" text:style-name="L18">
        <text:list-item>
          <text:p text:style-name="P51">Graficzne <text:span text:style-name="T19">przygotowanie</text:span> okna zawierającego możliwość <text:span text:style-name="T19">wyboru</text:span> <text:span text:style-name="T19">klawiszy</text:span></text:p>
        </text:list-item>
        <text:list-item>
          <text:p text:style-name="P18">Logiczne przygotowanie</text:p>
        </text:list-item>
      </text:list>
      <text:list xml:id="list111211470243658" text:continue-list="list111212002027587" text:style-name="WWNum4">
        <text:list-item>
          <text:p text:style-name="P75">Jako użytkownik chcę widzieć pasek stanu życia<text:span text:style-name="T1"> </text:span><text:span text:style-name="T5">1</text:span></text:p>
        </text:list-item>
      </text:list>
      <text:list xml:id="list2946568254" text:style-name="L19">
        <text:list-item>
          <text:p text:style-name="P52">Gra<text:span text:style-name="T19">f</text:span>ika paska życia</text:p>
        </text:list-item>
        <text:list-item>
          <text:p text:style-name="P19">Logiczne przypisanie wartości</text:p>
        </text:list-item>
      </text:list>
      <text:list xml:id="list111211089395601" text:continue-list="list111211470243658" text:style-name="WWNum4">
        <text:list-item>
          <text:p text:style-name="P75">Jako użytkownik chcę widzieć pasek stanu many<text:span text:style-name="T1"> </text:span><text:span text:style-name="T5">1</text:span></text:p>
        </text:list-item>
      </text:list>
      <text:list xml:id="list1229904497" text:style-name="L20">
        <text:list-item>
          <text:p text:style-name="P53">Grafika</text:p>
        </text:list-item>
        <text:list-item>
          <text:p text:style-name="P20">Logika</text:p>
        </text:list-item>
      </text:list>
      <text:list xml:id="list111211386066810" text:continue-list="list111211089395601" text:style-name="WWNum4">
        <text:list-item>
          <text:p text:style-name="P75">Jako użytkownik chcę mieć możliwość rzucania czarów<text:span text:style-name="T1"> </text:span><text:span text:style-name="T5">8</text:span></text:p>
        </text:list-item>
      </text:list>
      <text:list xml:id="list1704468215" text:style-name="L21">
        <text:list-item>
          <text:p text:style-name="P54">Wizualizacja</text:p>
        </text:list-item>
        <text:list-item>
          <text:p text:style-name="P21">Logika (wpływ czaru na życie <text:span text:style-name="T19">oponenta</text:span> lub postaci)</text:p>
        </text:list-item>
      </text:list>
      <text:list xml:id="list111211604933896" text:continue-list="list111211386066810" text:style-name="WWNum4">
        <text:list-item>
          <text:p text:style-name="P75">Jako użytkownik chcę mieć możliwość <text:span text:style-name="T19">spauzowana</text:span> gry <text:span text:style-name="T24">2</text:span></text:p>
        </text:list-item>
      </text:list>
      <text:list xml:id="list3877014218" text:style-name="L22">
        <text:list-item>
          <text:p text:style-name="P55">Przypisanie klawisza</text:p>
        </text:list-item>
        <text:list-item>
          <text:p text:style-name="P22">Zamrożenie sceny( postacie się nie poruszają, my nie możemy <text:span text:style-name="T25">poruszać</text:span> postacią)</text:p>
        </text:list-item>
      </text:list>
      <text:list xml:id="list111212068418245" text:continue-list="list111211604933896" text:style-name="WWNum4">
        <text:list-item>
          <text:p text:style-name="P75">Jako użytkownik chcę móc wczytać mój stan gry<text:span text:style-name="T1"> </text:span><text:span text:style-name="T5">8</text:span></text:p>
        </text:list-item>
      </text:list>
      <text:list xml:id="list223443373" text:style-name="L23">
        <text:list-item>
          <text:p text:style-name="P56"><text:span text:style-name="T19">Przygotowanie</text:span> okna z listą zawierającą wcześniej zapisane stany gry</text:p>
        </text:list-item>
        <text:list-item>
          <text:p text:style-name="P23">Logiczne przygotowanie możliwości wczytania wcześniej zapisanego stanu gry</text:p>
        </text:list-item>
      </text:list>
      <text:list xml:id="list111211827055372" text:continue-list="list111212068418245" text:style-name="WWNum4">
        <text:list-item>
          <text:p text:style-name="P75">Jako użytkownik chcę mieć możliwość zwiększania levelu postaci (<text:span text:style-name="T29">doświadczenie</text:span>)<text:span text:style-name="T1"> </text:span><text:span text:style-name="T5">5</text:span></text:p>
        </text:list-item>
      </text:list>
      <text:list xml:id="list2728928092" text:style-name="L24">
        <text:list-item>
          <text:p text:style-name="P57"><text:soft-page-break/>Logiczne <text:span text:style-name="T19">przygotowanie</text:span> systemu punktowania <text:span text:style-name="T19">zwiększającego</text:span> poziom postaci</text:p>
        </text:list-item>
        <text:list-item>
          <text:p text:style-name="P24">Graficzne odwzorowanie levelu gracza na ekranie</text:p>
        </text:list-item>
      </text:list>
      <text:list xml:id="list111212695151723" text:continue-list="list111211827055372" text:style-name="WWNum4">
        <text:list-item>
          <text:p text:style-name="P77">Jako użytkownik chcę mieć możliwość walki z przeciwnikami<text:span text:style-name="T1"> </text:span><text:span text:style-name="T5">13</text:span></text:p>
        </text:list-item>
      </text:list>
      <text:list xml:id="list4261913498" text:style-name="L25">
        <text:list-item>
          <text:p text:style-name="P58">Graficzne przygotowanie przeciwników</text:p>
        </text:list-item>
        <text:list-item>
          <text:p text:style-name="P34">Stworzenie poruszania się przeciwników</text:p>
        </text:list-item>
        <text:list-item>
          <text:p text:style-name="P34">Stworzenie tego, że przeciwnicy atakują</text:p>
        </text:list-item>
      </text:list>
      <text:list xml:id="list111211418635536" text:continue-list="list111212695151723" text:style-name="WWNum4">
        <text:list-item>
          <text:p text:style-name="P75">Jako użytkownik chcę mieć możliwość rozwiązywania prostych zagadek logicznych<text:span text:style-name="T1"> </text:span><text:span text:style-name="T7">5</text:span></text:p>
        </text:list-item>
      </text:list>
      <text:list xml:id="list4022038222" text:style-name="L26">
        <text:list-item>
          <text:p text:style-name="P59">Przygotowanie systemu zagadek związanych z poziomami gry<text:span text:style-name="T27">(z interakcja włączanie, wyłączanie)</text:span></text:p>
        </text:list-item>
      </text:list>
      <text:list xml:id="list111211023679056" text:continue-list="list111211418635536" text:style-name="WWNum4">
        <text:list-item>
          <text:p text:style-name="P75">Jako użytkownik chcę widzieć statystykę gry<text:span text:style-name="T1"> </text:span><text:span text:style-name="T7">3</text:span></text:p>
        </text:list-item>
      </text:list>
      <text:list xml:id="list4175153" text:style-name="L27">
        <text:list-item>
          <text:p text:style-name="P60">Graficzne przygotowanie okna żeby wizualizować statystykę gry</text:p>
        </text:list-item>
      </text:list>
      <text:list xml:id="list111212793735499" text:continue-list="list111211023679056" text:style-name="WWNum4">
        <text:list-item>
          <text:p text:style-name="P75">Jako użytkownik chcę mieć system nagradzania za przejście poziomu<text:span text:style-name="T1"> </text:span><text:span text:style-name="T7">5</text:span></text:p>
        </text:list-item>
      </text:list>
      <text:list xml:id="list621323411" text:style-name="L28">
        <text:list-item>
          <text:p text:style-name="P61">Wyświetlanie okna z podsumowaniem osiągnięć w danym poziomie</text:p>
        </text:list-item>
        <text:list-item>
          <text:p text:style-name="P25">Logiczne zaprogramowanie że dostaję nagrody po skończeniu poziomu</text:p>
        </text:list-item>
      </text:list>
      <text:list xml:id="list111212346243342" text:continue-list="list111212793735499" text:style-name="WWNum4">
        <text:list-item>
          <text:p text:style-name="P76">Jako użytkownik chcę móc słyszeć dźwięki przedmiotów<text:span text:style-name="T1"> </text:span><text:span text:style-name="T7">5</text:span></text:p>
        </text:list-item>
      </text:list>
      <text:list xml:id="list704688482" text:style-name="L29">
        <text:list-item>
          <text:p text:style-name="P62">Przygotowanie dźwięków</text:p>
        </text:list-item>
        <text:list-item>
          <text:p text:style-name="P26">Przypisanie dźwięków do <text:span text:style-name="T25">obiektów</text:span></text:p>
        </text:list-item>
      </text:list>
      <text:list xml:id="list111212468789395" text:continue-list="list111212346243342" text:style-name="WWNum4">
        <text:list-item>
          <text:p text:style-name="P75">Jako użytkownik chcę słyszeć ścieżkę dźwiękową gry (główna muzyka)<text:span text:style-name="T1"> </text:span><text:span text:style-name="T7">3</text:span></text:p>
        </text:list-item>
      </text:list>
      <text:list xml:id="list1023520170" text:style-name="L30">
        <text:list-item>
          <text:p text:style-name="P63">Przygotowanie tła dźwiękowego </text:p>
        </text:list-item>
        <text:list-item>
          <text:p text:style-name="P27">Przypisanie ścieżki do obiektu (menu, poziom, mapa)</text:p>
        </text:list-item>
      </text:list>
      <text:list xml:id="list111211059633517" text:continue-list="list111212468789395" text:style-name="WWNum4">
        <text:list-item>
          <text:p text:style-name="P75">Jako użytkownik chcę widzieć komunikaty informacyjne (np. wchodzę w strefę niebezpieczną)<text:span text:style-name="T1"> </text:span><text:span text:style-name="T7">5</text:span></text:p>
        </text:list-item>
      </text:list>
      <text:list xml:id="list3970244107" text:style-name="L31">
        <text:list-item>
          <text:p text:style-name="P64">Wyświetlanie <text:span text:style-name="T27">tekstu</text:span> z informacją na ekranie</text:p>
        </text:list-item>
        <text:list-item>
          <text:p text:style-name="P28">Graficzne wyświetlanie piktogramów z informacją</text:p>
        </text:list-item>
      </text:list>
      <text:list xml:id="list111212587121894" text:continue-list="list111211059633517" text:style-name="WWNum4">
        <text:list-item>
          <text:p text:style-name="P75">Jako użytkownik chcę przejść krótki samouczek<text:span text:style-name="T1"> </text:span><text:span text:style-name="T7">5</text:span></text:p>
        </text:list-item>
      </text:list>
      <text:list xml:id="list979208922" text:style-name="L32">
        <text:list-item>
          <text:p text:style-name="P65">Stworzenie fabuły samouczka</text:p>
        </text:list-item>
        <text:list-item>
          <text:p text:style-name="P29"><text:span text:style-name="T27">Stworzenie</text:span> Logiki <text:span text:style-name="T27">samouczka</text:span></text:p>
        </text:list-item>
      </text:list>
      <text:list xml:id="list1476188948" text:style-name="L33">
        <text:list-item>
          <text:p text:style-name="P66"><text:span text:style-name="T27">Wykonywanie</text:span> <text:span text:style-name="T27">poleceń</text:span> danych przez narratora</text:p>
        </text:list-item>
      </text:list>
      <text:list xml:id="list111212259385800" text:continue-list="list111212587121894" text:style-name="WWNum4">
        <text:list-item>
          <text:p text:style-name="P75">Jako użytkownik w czasie gry chcę zbierać pieniądze<text:span text:style-name="T1"> </text:span><text:span text:style-name="T7">5</text:span></text:p>
        </text:list-item>
      </text:list>
      <text:list xml:id="list2887483537" text:style-name="L34">
        <text:list-item>
          <text:p text:style-name="P67"><text:soft-page-break/>Grafika obiektów monet -&gt; znikanie, pojawianie <text:span text:style-name="T27">się</text:span></text:p>
        </text:list-item>
        <text:list-item>
          <text:p text:style-name="P30">Logika</text:p>
        </text:list-item>
        <text:list-item>
          <text:p text:style-name="P30">Zbieranie</text:p>
        </text:list-item>
        <text:list-item>
          <text:p text:style-name="P30"><text:span text:style-name="T27">Sprzężenie</text:span> z portfelem <text:span text:style-name="T27">postaci</text:span><text:line-break/></text:p>
        </text:list-item>
      </text:list>
      <text:list xml:id="list111210991324466" text:continue-list="list111212259385800" text:style-name="WWNum4">
        <text:list-item>
          <text:p text:style-name="P75">Jako użytkownik chcę aby przedmioty wpływały na mój wygląd<text:span text:style-name="T1"> </text:span><text:span text:style-name="T7">5</text:span></text:p>
        </text:list-item>
      </text:list>
      <text:list xml:id="list147711864" text:style-name="L35">
        <text:list-item>
          <text:p text:style-name="P68">Stworzenie <text:span text:style-name="T27">wpływu</text:span> zebrania przedmiotu na <text:span text:style-name="T27">wygląd</text:span> postaci</text:p>
        </text:list-item>
      </text:list>
      <text:list xml:id="list111211139598945" text:continue-list="list111210991324466" text:style-name="WWNum4">
        <text:list-item>
          <text:p text:style-name="P77">Jako użytkownik chcę aby po zabiciu postaci pozostawiała ona przedmioty<text:span text:style-name="T1"> </text:span><text:span text:style-name="T7">5</text:span></text:p>
        </text:list-item>
      </text:list>
      <text:list xml:id="list2650780944" text:style-name="L36">
        <text:list-item>
          <text:p text:style-name="P69">Graficzne przygotowanie <text:span text:style-name="T27">zmiany wyglądu</text:span> postaci po zabiciu</text:p>
        </text:list-item>
        <text:list-item>
          <text:p text:style-name="P35">Pojawienie się <text:span text:style-name="T27">przedmiotów</text:span></text:p>
        </text:list-item>
      </text:list>
      <text:list xml:id="list111212850335540" text:continue-list="list111211139598945" text:style-name="WWNum4">
        <text:list-item>
          <text:p text:style-name="P75">Jako użytkownik chcę mieć możliwość “auto-zapisów,auto-odczytów”, w pewnych miejscach (dodatkowy system zapisu). <text:s/><text:span text:style-name="T7">5</text:span></text:p>
        </text:list-item>
      </text:list>
      <text:list xml:id="list516055898" text:style-name="L37">
        <text:list-item>
          <text:p text:style-name="P70">Przygotowanie graficzne komunikatu </text:p>
        </text:list-item>
        <text:list-item>
          <text:p text:style-name="P31">Przygotowanie zapisu stanu poziomu w danym momencie (w formie punktów lub miejsc) Cofniecie postaci do punktu kontrolnego</text:p>
        </text:list-item>
        <text:list-item>
          <text:p text:style-name="P31">Przywrócenie jej statystyk do czasu z <text:span text:style-name="T27">auto-zapisu</text:span></text:p>
        </text:list-item>
      </text:list>
      <text:list xml:id="list111212798823026" text:continue-list="list111212850335540" text:style-name="WWNum4">
        <text:list-item>
          <text:p text:style-name="P75">Jako użytkownik chcę móc zginąć<text:span text:style-name="T1"> </text:span><text:span text:style-name="T7">2</text:span></text:p>
        </text:list-item>
      </text:list>
      <text:list xml:id="list903916610" text:style-name="L38">
        <text:list-item>
          <text:p text:style-name="P71">Grafika odwzorowanie <text:span text:style-name="T27">śmierci</text:span></text:p>
        </text:list-item>
        <text:list-item>
          <text:p text:style-name="P32">Logiczne <text:span text:style-name="T27">sprzężenie</text:span> paska <text:span text:style-name="T27">życia</text:span> z <text:span text:style-name="T27">śmiercią</text:span> postaci</text:p>
        </text:list-item>
      </text:list>
      <text:p text:style-name="P72"/>
      <text:p text:style-name="P74">TEST 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'Calibri MSFontServic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7:53:46.907985800</meta:creation-date>
    <dc:date>2018-10-28T11:12:10.615000000</dc:date>
    <meta:initial-creator>Krystian Bytnar</meta:initial-creator>
    <meta:generator>LibreOffice/6.1.1.2$Windows_X86_64 LibreOffice_project/5d19a1bfa650b796764388cd8b33a5af1f5baa1b</meta:generator>
    <meta:editing-duration>PT18M33S</meta:editing-duration>
    <meta:editing-cycles>1</meta:editing-cycles>
    <meta:document-statistic meta:table-count="0" meta:image-count="0" meta:object-count="0" meta:page-count="5" meta:paragraph-count="123" meta:word-count="921" meta:character-count="6225" meta:non-whitespace-character-count="553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